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653c" officeooo:paragraph-rsid="0013653c"/>
    </style:style>
    <style:style style:name="P2" style:family="paragraph" style:parent-style-name="Standard">
      <style:text-properties officeooo:rsid="001382de" officeooo:paragraph-rsid="001382de"/>
    </style:style>
    <style:style style:name="P3" style:family="paragraph" style:parent-style-name="Standard">
      <style:text-properties officeooo:rsid="00144649" officeooo:paragraph-rsid="00144649"/>
    </style:style>
    <style:style style:name="P4" style:family="paragraph" style:parent-style-name="Standard">
      <style:text-properties officeooo:rsid="001485bb" officeooo:paragraph-rsid="001485bb"/>
    </style:style>
    <style:style style:name="P5" style:family="paragraph" style:parent-style-name="Standard">
      <style:text-properties officeooo:rsid="0015de90" officeooo:paragraph-rsid="0015de90"/>
    </style:style>
    <style:style style:name="T1" style:family="text">
      <style:text-properties officeooo:rsid="001382de"/>
    </style:style>
    <style:style style:name="T2" style:family="text">
      <style:text-properties officeooo:rsid="00144649"/>
    </style:style>
    <style:style style:name="T3" style:family="text">
      <style:text-properties officeooo:rsid="001485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Kdy byl grafický design uznán za styl rovnocený architektuře, atd...</text:p>
      <text:p text:style-name="P1">2)Kdo a kdy prohlásil grafický design...něčím, už nevim</text:p>
      <text:p text:style-name="P1">3)co je interpunkce a diakritika</text:p>
      <text:p text:style-name="P1">4)jaký je vztah grafického designu a reklamy</text:p>
      <text:p text:style-name="P1">5)<text:span text:style-name="T1">vyjmenujte 4 aspekty určující firemní identitu</text:span></text:p>
      <text:p text:style-name="P2">6)uveďte 2 španělské grafické časopisy z 50/60 let</text:p>
      <text:p text:style-name="P2">7)<text:span text:style-name="T2">která hračka dokazuje zrakový vjev?</text:span></text:p>
      <text:p text:style-name="P3">8)jmenujte 3 techniky 2D animace</text:p>
      <text:p text:style-name="P3">9)co je stereoskopický obraz?</text:p>
      <text:p text:style-name="P3">10)kdo jako první používal hláskové písmo?</text:p>
      <text:p text:style-name="P3">11)co je to index?</text:p>
      <text:p text:style-name="P3">12)co je to anamorfická distorze?</text:p>
      <text:p text:style-name="P3">13)popište princip sazby</text:p>
      <text:p text:style-name="P3">14)co je to komunikace?</text:p>
      <text:p text:style-name="P3">15)popište neverbální komunikaci</text:p>
      <text:p text:style-name="P3">16)<text:span text:style-name="T3">co je litografie?</text:span></text:p>
      <text:p text:style-name="P5"><text:span text:style-name="T3">1</text:span>7)rozdíl mezi anglickou a českou diakritikou</text:p>
      <text:p text:style-name="P3"><text:span text:style-name="T3">.</text:span></text:p>
      <text:p text:style-name="P3"><text:span text:style-name="T3">.</text:span></text:p>
      <text:p text:style-name="P4"><text:span text:style-name="T3">v</text:span>íc toho asi nevymyslím:)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1S</meta:editing-duration>
    <meta:editing-cycles>7</meta:editing-cycles>
    <meta:generator>LibreOffice/4.1.1.2$Windows_x86 LibreOffice_project/7e4286b58adc75a14f6d83f53a03b6c11fa2903</meta:generator>
    <dc:date>2014-05-20T13:43:42.719000000</dc:date>
    <meta:document-statistic meta:table-count="0" meta:image-count="0" meta:object-count="0" meta:page-count="1" meta:paragraph-count="20" meta:word-count="98" meta:character-count="661" meta:non-whitespace-character-count="583"/>
    <meta:user-defined meta:name="Info 1"/>
    <meta:user-defined meta:name="Info 2"/>
    <meta:user-defined meta:name="Info 3"/>
    <meta:user-defined meta:name="Info 4"/>
  </office:meta>
</office:document-meta>
</file>